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1" svg:font-family="Consolas, Menlo, Monaco, 'Lucida Console', 'Liberation Mono', 'DejaVu Sans Mono', 'Bitstream Vera Sans Mono', 'Courier New', monospace, serif"/>
    <style:font-face style:name="Times New Roman1" svg:font-family="'Times New Roman'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1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color="#3f5fbf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text-properties fo:color="#3f5fbf"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text-properties style:font-name="Consolas" fo:font-size="10pt" fo:language="ru" fo:country="RU" style:font-name-asian="Consolas" style:font-size-asian="10pt" style:font-name-complex="Consolas" style:font-size-complex="10pt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ru" fo:country="RU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ru" fo:country="RU" style:font-name-asian="Consolas" style:font-size-asian="12pt" style:font-name-complex="Consolas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en" fo:country="GB" style:font-name-asian="Consolas" style:font-size-asian="12pt" style:font-name-complex="Consolas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Standard">
      <style:text-properties fo:color="#000000" style:font-name="Consolas" fo:font-size="10pt" fo:language="ru" fo:country="RU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ru" fo:country="RU" style:font-name-asian="Consolas" style:font-size-asian="12pt" style:font-name-complex="Consolas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10pt" fo:language="ru" fo:country="RU" style:font-name-asian="Consolas" style:font-size-asian="10pt" style:font-name-complex="Consolas" style:font-size-complex="10pt"/>
    </style:style>
    <style:style style:name="T1" style:family="text">
      <style:text-properties fo:color="#7f007f"/>
    </style:style>
    <style:style style:name="T2" style:family="text">
      <style:text-properties fo:color="#7f007f" style:font-name="Consolas" fo:font-size="10pt" fo:language="en" fo:country="GB" style:font-name-asian="Consolas" style:font-size-asian="10pt" style:font-name-complex="Consolas" style:font-size-complex="10pt"/>
    </style:style>
    <style:style style:name="T3" style:family="text">
      <style:text-properties fo:color="#7f007f" style:font-name="Consolas" fo:font-size="10pt" fo:language="ru" fo:country="RU" style:font-name-asian="Consolas" style:font-size-asian="10pt" style:font-name-complex="Consolas" style:font-size-complex="10pt"/>
    </style:style>
    <style:style style:name="T4" style:family="text">
      <style:text-properties fo:color="#7f007f" fo:language="en" fo:country="GB"/>
    </style:style>
    <style:style style:name="T5" style:family="text">
      <style:text-properties fo:color="#000000"/>
    </style:style>
    <style:style style:name="T6" style:family="text">
      <style:text-properties fo:color="#000000" fo:language="en" fo:country="GB"/>
    </style:style>
    <style:style style:name="T7" style:family="text">
      <style:text-properties fo:color="#000000" fo:language="en" fo:country="GB" style:font-name-asian="Consolas2" style:font-name-complex="Consolas2"/>
    </style:style>
    <style:style style:name="T8" style:family="text">
      <style:text-properties fo:color="#000000" fo:language="en" fo:country="GB" style:font-name-asian="Consolas" style:font-name-complex="Consolas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00" style:font-name="Consolas" fo:font-size="10pt" fo:language="en" fo:country="GB" style:font-name-asian="Consolas" style:font-size-asian="10pt" style:font-name-complex="Consolas" style:font-size-complex="10pt"/>
    </style:style>
    <style:style style:name="T11" style:family="text">
      <style:text-properties fo:color="#000000" style:font-name="Consolas" fo:font-size="10pt" fo:language="en" fo:country="GB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12" style:family="text">
      <style:text-properties fo:color="#000000" style:font-name="Consolas" fo:font-size="10pt" fo:language="ru" fo:country="RU" style:font-name-asian="Consolas" style:font-size-asian="10pt" style:font-name-complex="Consolas" style:font-size-complex="10pt"/>
    </style:style>
    <style:style style:name="T13" style:family="text">
      <style:text-properties fo:color="#000000" style:font-name="Consolas" fo:font-size="10pt" fo:language="ru" fo:country="RU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14" style:family="text">
      <style:text-properties fo:color="#000000" style:font-name="Consolas" fo:font-size="12pt" fo:language="en" fo:country="US" fo:font-weight="bold" style:font-name-asian="Consolas" style:font-size-asian="12pt" style:font-weight-asian="bold" style:font-name-complex="Consolas" style:font-size-complex="12pt" style:font-weight-complex="bold"/>
    </style:style>
    <style:style style:name="T15" style:family="text">
      <style:text-properties fo:color="#000000" style:font-name="Consolas" fo:font-size="12pt" fo:language="ru" fo:country="RU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16" style:family="text">
      <style:text-properties fo:color="#000000" style:font-name="Consolas" fo:language="ru" fo:country="RU" style:text-underline-style="none" fo:font-weight="normal" style:font-name-asian="Consolas" style:font-weight-asian="normal" style:font-name-complex="Consolas" style:font-weight-complex="normal"/>
    </style:style>
    <style:style style:name="T17" style:family="text">
      <style:text-properties fo:color="#000000" style:font-name="Consolas" fo:language="ru" fo:country="RU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18" style:family="text">
      <style:text-properties fo:color="#000000" style:font-name="Times New Roman" fo:font-size="12pt" fo:language="ru" fo:country="RU" style:font-name-asian="Consolas2" style:font-size-asian="12pt" style:font-name-complex="Consolas2" style:font-size-complex="12pt"/>
    </style:style>
    <style:style style:name="T19" style:family="text">
      <style:text-properties fo:color="#000000" style:font-name="Times New Roman" fo:font-size="12pt" fo:language="ru" fo:country="RU" style:font-name-asian="Consolas" style:font-size-asian="12pt" style:font-name-complex="Consolas" style:font-size-complex="12pt"/>
    </style:style>
    <style:style style:name="T20" style:family="text">
      <style:text-properties fo:color="#000000" style:font-name="Times New Roman" fo:font-size="12pt" fo:language="ru" fo:country="RU" fo:font-weight="bold" style:font-name-asian="Consolas" style:font-size-asian="12pt" style:font-weight-asian="bold" style:font-name-complex="Consolas" style:font-size-complex="12pt" style:font-weight-complex="bold"/>
    </style:style>
    <style:style style:name="T21" style:family="text">
      <style:text-properties fo:color="#000000" style:font-name="Times New Roman" fo:font-size="12pt" fo:language="ru" fo:country="RU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22" style:family="text">
      <style:text-properties fo:color="#000000" style:font-name="Times New Roman" fo:font-size="12pt" fo:language="ru" fo:country="RU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23" style:family="text">
      <style:text-properties fo:color="#000000" style:font-name="Times New Roman" fo:font-size="12pt" fo:language="en" fo:country="GB" style:font-name-asian="Consolas" style:font-size-asian="12pt" style:font-name-complex="Consolas" style:font-size-complex="12pt"/>
    </style:style>
    <style:style style:name="T24" style:family="text">
      <style:text-properties fo:color="#000000" style:font-name="Times New Roman" fo:font-size="12pt" fo:language="en" fo:country="GB" style:font-name-asian="Consolas2" style:font-size-asian="12pt" style:font-name-complex="Consolas2" style:font-size-complex="12pt"/>
    </style:style>
    <style:style style:name="T25" style:family="text">
      <style:text-properties fo:color="#000000" style:font-name="Times New Roman" fo:font-size="12pt" fo:language="en" fo:country="US" style:font-name-asian="Consolas" style:font-size-asian="12pt" style:font-name-complex="Consolas" style:font-size-complex="12pt"/>
    </style:style>
    <style:style style:name="T26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27" style:family="text">
      <style:text-properties fo:color="#000000" style:font-name="Times New Roman" fo:language="ru" fo:country="RU" style:text-underline-style="none" fo:font-weight="normal" style:font-name-asian="Consolas" style:font-weight-asian="normal" style:font-name-complex="Consolas" style:font-weight-complex="normal"/>
    </style:style>
    <style:style style:name="T28" style:family="text">
      <style:text-properties fo:color="#000000" style:font-name="Times New Roman" fo:language="ru" fo:country="RU" style:text-underline-style="none" fo:font-weight="bold" style:font-name-asian="Consolas" style:font-weight-asian="bold" style:font-name-complex="Consolas" style:font-weight-complex="bold"/>
    </style:style>
    <style:style style:name="T29" style:family="text">
      <style:text-properties fo:color="#000000" fo:language="ru" fo:country="RU" style:font-name-asian="Consolas2" style:font-name-complex="Consolas2"/>
    </style:style>
    <style:style style:name="T30" style:family="text">
      <style:text-properties fo:color="#000000" fo:language="ru" fo:country="RU" style:font-name-asian="Consolas" style:font-name-complex="Consolas"/>
    </style:style>
    <style:style style:name="T31" style:family="text">
      <style:text-properties fo:color="#000000" style:text-underline-style="solid" style:text-underline-width="auto" style:text-underline-color="font-color"/>
    </style:style>
    <style:style style:name="T32" style:family="text">
      <style:text-properties fo:color="#000000" style:font-name-asian="Consolas" style:font-name-complex="Consolas"/>
    </style:style>
    <style:style style:name="T33" style:family="text">
      <style:text-properties fo:language="en" fo:country="GB"/>
    </style:style>
    <style:style style:name="T34" style:family="text">
      <style:text-properties fo:language="en" fo:country="GB" fo:font-weight="bold" style:font-weight-asian="bold" style:font-weight-complex="bold"/>
    </style:style>
    <style:style style:name="T35" style:family="text">
      <style:text-properties fo:color="#008080"/>
    </style:style>
    <style:style style:name="T36" style:family="text">
      <style:text-properties fo:color="#008080" fo:language="en" fo:country="GB"/>
    </style:style>
    <style:style style:name="T37" style:family="text">
      <style:text-properties fo:color="#2a00ff" fo:font-style="italic" style:font-style-asian="italic" style:font-style-complex="italic"/>
    </style:style>
    <style:style style:name="T38" style:family="text">
      <style:text-properties fo:color="#2a00ff" style:font-name="Consolas" fo:font-size="10pt" fo:language="en" fo:country="GB" fo:font-style="italic" style:font-name-asian="Consolas" style:font-size-asian="10pt" style:font-style-asian="italic" style:font-name-complex="Consolas" style:font-size-complex="10pt" style:font-style-complex="italic"/>
    </style:style>
    <style:style style:name="T39" style:family="text">
      <style:text-properties fo:color="#2a00ff" fo:language="en" fo:country="GB" fo:font-style="italic" style:font-style-asian="italic" style:font-style-complex="italic"/>
    </style:style>
    <style:style style:name="T40" style:family="text">
      <style:text-properties fo:color="#3f5fbf"/>
    </style:style>
    <style:style style:name="T41" style:family="text">
      <style:text-properties fo:color="#3f5fbf" style:text-underline-style="solid" style:text-underline-width="auto" style:text-underline-color="font-color"/>
    </style:style>
    <style:style style:name="T42" style:family="text">
      <style:text-properties fo:color="#7f9fbf" fo:font-weight="bold" style:font-weight-asian="bold" style:font-weight-complex="bold"/>
    </style:style>
    <style:style style:name="T43" style:family="text">
      <style:text-properties fo:color="#7f0055" fo:font-weight="bold" style:font-weight-asian="bold" style:font-weight-complex="bold"/>
    </style:style>
    <style:style style:name="T44" style:family="text">
      <style:text-properties fo:language="en" fo:country="US" fo:font-weight="normal" style:font-weight-asian="normal" style:font-weight-complex="normal"/>
    </style:style>
    <style:style style:name="T45" style:family="text">
      <style:text-properties fo:language="ru" fo:country="RU"/>
    </style:style>
    <style:style style:name="T46" style:family="text">
      <style:text-properties fo:language="ru" fo:country="RU" fo:font-weight="normal" style:font-weight-asian="normal" style:font-weight-complex="normal"/>
    </style:style>
    <style:style style:name="T47" style:family="text">
      <style:text-properties fo:language="ru" fo:country="RU" fo:font-weight="bold" style:font-weight-asian="bold" style:font-weight-complex="bold"/>
    </style:style>
    <style:style style:name="T48" style:family="text">
      <style:text-properties fo:color="#3f7f7f"/>
    </style:style>
    <style:style style:name="T49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0" style:family="text">
      <style:text-properties fo:color="#3f7f7f" style:font-name="Consolas" fo:font-size="10pt" fo:language="ru" fo:country="RU" style:font-name-asian="Consolas" style:font-size-asian="10pt" style:font-name-complex="Consolas" style:font-size-complex="10pt"/>
    </style:style>
    <style:style style:name="T51" style:family="text">
      <style:text-properties fo:color="#3f7f7f" style:font-name="Consolas" fo:font-size="10pt" fo:language="en" fo:country="US" style:font-name-asian="Consolas" style:font-size-asian="10pt" style:font-name-complex="Consolas" style:font-size-complex="10pt"/>
    </style:style>
    <style:style style:name="T52" style:family="text">
      <style:text-properties fo:color="#3f7f7f" fo:language="en" fo:country="GB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font-name="Times New Roman" fo:font-size="12pt" fo:language="ru" fo:country="RU" style:font-name-asian="Consolas2" style:font-size-asian="12pt" style:font-name-complex="Consolas2" style:font-size-complex="12pt"/>
    </style:style>
    <style:style style:name="T55" style:family="text">
      <style:text-properties fo:font-variant="normal" fo:text-transform="none" fo:color="#000000" style:font-name="Times New Roman" fo:font-size="12pt" fo:letter-spacing="normal" fo:language="ru" fo:country="RU" fo:font-style="normal" style:font-name-asian="Consolas2" style:font-size-asian="12pt" style:font-name-complex="Consolas2" style:font-size-complex="12pt"/>
    </style:style>
    <style:style style:name="T56" style:family="text">
      <style:text-properties fo:font-variant="normal" fo:text-transform="none" fo:color="#000000" style:font-name="Times New Roman" fo:font-size="12pt" fo:letter-spacing="normal" fo:language="en" fo:country="GB" fo:font-style="normal" fo:font-weight="normal" style:font-name-asian="Consolas2" style:font-size-asian="12pt" style:font-name-complex="Consolas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>Общие положения</text:p>
      <text:p text:style-name="Standard"/>
      <text:p text:style-name="Standard">1. С вложениями предполагается работать как с обычными доменными объектам. Для каждого загруженного вложения создается доменный объект Вложение.</text:p>
      <text:p text:style-name="Standard">Для каждого типа доменного объекта создается свой тип доменного объекта Вложение.</text:p>
      <text:p text:style-name="Standard"/>
      <text:p text:style-name="Standard">2. Для указания, что у доменного объекта могут быть Вложения, а заодно и названия таблицы для <text:s/>Вложений используется тег <text:span text:style-name="T49">attachment-type </text:span><text:span text:style-name="T45">внутри конфигурации </text:span><text:span text:style-name="T50">domain-object-type</text:span></text:p>
      <text:p text:style-name="P7"><text:s/></text:p>
      <text:p text:style-name="P7">Причем у одного ДО может быть несколько типов Вложений (например, если нужно задать разные права для разных типов Вложений). Пример указания всех типов Вложений для ДО. </text:p>
      <text:p text:style-name="P21"/>
      <text:p text:style-name="P6"><text:span text:style-name="T5"><text:s text:c="8"/></text:span><text:span text:style-name="T35">&lt;</text:span><text:span text:style-name="T48">attachment-types</text:span><text:span text:style-name="T35">&gt;</text:span></text:p>
      <text:p text:style-name="P8"><text:span text:style-name="T5"><text:s text:c="12"/></text:span><text:span text:style-name="T35">&lt;</text:span><text:span text:style-name="T48">attachment-type</text:span> <text:span text:style-name="T1">name</text:span><text:span text:style-name="T5">=</text:span><text:span text:style-name="T37">"Outgoing_Document_Atch"</text:span><text:span text:style-name="T35">/&gt;</text:span></text:p>
      <text:p text:style-name="P8"><text:span text:style-name="T5"><text:s text:c="8"/></text:span><text:span text:style-name="T35">&lt;/</text:span><text:span text:style-name="T48">attachment-types</text:span><text:span text:style-name="T35">&gt;</text:span></text:p>
      <text:p text:style-name="P7"/>
      <text:p text:style-name="Standard"><text:span text:style-name="Основной_20_шрифт_20_абзаца"><text:span text:style-name="T18">Атрибут </text:span></text:span><text:span text:style-name="Основной_20_шрифт_20_абзаца"><text:span text:style-name="T3">name </text:span></text:span><text:span text:style-name="Основной_20_шрифт_20_абзаца"><text:span text:style-name="T18">указывает название таблицы вложений.</text:span></text:span></text:p>
      <text:p text:style-name="Standard">Поддержку <text:span text:style-name="T45">элементов </text:span><text:span text:style-name="T50">attachment-types и</text:span> <text:s/><text:span text:style-name="Основной_20_шрифт_20_абзаца"><text:span text:style-name="T51">attachment</text:span></text:span><text:span text:style-name="Основной_20_шрифт_20_абзаца"><text:span text:style-name="T50">-type</text:span></text:span><text:span text:style-name="T2"> </text:span>нужно добавить в <text:s/><text:span text:style-name="Основной_20_шрифт_20_абзаца"><text:span text:style-name="T13">DomainObjectTypeConfig.</text:span></text:span></text:p>
      <text:p text:style-name="Standard"><text:span text:style-name="Основной_20_шрифт_20_абзаца"><text:span text:style-name="T18"><text:s/></text:span></text:span></text:p>
      <text:p text:style-name="Standard">Состав полей объектов Вложения конфигурируется в доменном объекте <text:span text:style-name="T33">Attachment</text:span></text:p>
      <text:p text:style-name="P5"><text:span text:style-name="T6"><text:s text:c="4"/></text:span><text:span text:style-name="T36">&lt;</text:span><text:span text:style-name="T52">domain-object-type</text:span><text:span text:style-name="T33"> </text:span><text:span text:style-name="T4">name</text:span><text:span text:style-name="T6">=</text:span><text:span text:style-name="T39">"Attachment"</text:span><text:span text:style-name="T33"> </text:span><text:span text:style-name="T4">template</text:span><text:span text:style-name="T6">=</text:span><text:span text:style-name="T39">"true"</text:span><text:span text:style-name="T36">&gt;</text:span></text:p>
      <text:p text:style-name="P8"><text:span text:style-name="T5"><text:s text:c="8"/></text:span><text:span text:style-name="T35">&lt;</text:span><text:span text:style-name="T48">fields</text:span><text:span text:style-name="T35">&gt;</text:span></text:p>
      <text:p text:style-name="P8"><text:span text:style-name="T5"><text:s text:c="12"/></text:span><text:span text:style-name="T35">&lt;</text:span><text:span text:style-name="T48">string</text:span> <text:span text:style-name="T1">name</text:span><text:span text:style-name="T5">=</text:span><text:span text:style-name="T37">"Name"</text:span> <text:span text:style-name="T1">length</text:span><text:span text:style-name="T5">=</text:span><text:span text:style-name="T37">"128"</text:span> <text:span text:style-name="T35">/&gt;</text:span></text:p>
      <text:p text:style-name="P8"><text:span text:style-name="T5"><text:s text:c="12"/></text:span><text:span text:style-name="T35">&lt;</text:span><text:span text:style-name="T48">string</text:span> <text:span text:style-name="T1">name</text:span><text:span text:style-name="T5">=</text:span><text:span text:style-name="T37">"Description"</text:span> <text:span text:style-name="T1">length</text:span><text:span text:style-name="T5">=</text:span><text:span text:style-name="T37">"128"</text:span> <text:span text:style-name="T35">/&gt;</text:span></text:p>
      <text:p text:style-name="P8"><text:span text:style-name="T5"><text:s text:c="8"/></text:span><text:span text:style-name="T35">&lt;/</text:span><text:span text:style-name="T48">fields</text:span><text:span text:style-name="T35">&gt;</text:span></text:p>
      <text:p text:style-name="P8"><text:span text:style-name="T5"><text:s text:c="4"/></text:span><text:span text:style-name="T35">&lt;/</text:span><text:span text:style-name="T48">domain-object-type</text:span><text:span text:style-name="T35">&gt;</text:span></text:p>
      <text:p text:style-name="P18"/>
      <text:p text:style-name="Standard"><text:span text:style-name="T45">Флагом того, что это не обычный доменный объект и для него не надо создвавать таблицу, является атрибут </text:span><text:span text:style-name="T2">template</text:span><text:span text:style-name="T10">=</text:span><text:span text:style-name="T38">"true". </text:span>Это шаблонный объект, который используется при построении других доменных объектов. Шаблонные объекты ДО Вложений должны находится в системном конфигурационном файле. Сейчас системный конфигурационный файл <text:s/><text:span text:style-name="T47">domain-objects.xml</text:span><text:span text:style-name="T45"> включает и определение бизнес объектов, которые должны будут уйти из него.</text:span></text:p>
      <text:p text:style-name="Standard">Поддержку атрибута <text:s/><text:span text:style-name="T2">template </text:span>нужно добавить в <text:s/><text:span text:style-name="Основной_20_шрифт_20_абзаца"><text:span text:style-name="T13">DomainObjectTypeConfig.</text:span></text:span></text:p>
      <text:p text:style-name="Standard"><text:span text:style-name="Основной_20_шрифт_20_абзаца"><text:span text:style-name="T13"/></text:span></text:p>
      <text:p text:style-name="Standard">3.Так как доменные объекты Вложения не указываются явно в конфигурационном файле, то для получения этих объектов нужно изменить реализацию <text:span text:style-name="T9">ConfigurationExplorerImpl.</text:span> <text:span text:style-name="T45">Этот класс хранит закешированные доменные объекты в отдельной хеш таблице. Поэтому при добавленни ДО в кеш, можно проверять имеет ли этот доменный объект Вложения и если так, создавать ДО Вложения на основе шаблонна и добавлять их в кеш. Такой механизм позволит получить ДО Вложения через </text:span><text:span text:style-name="T12">ConfigurationExplorerImpl.getDomainObjectTypeConfig</text:span><text:span text:style-name="T10">()</text:span><text:span text:style-name="T12"> и ConfigurationExplorerImpl.getDomainObjectConfigs</text:span><text:span text:style-name="T10">().</text:span></text:p>
      <text:p text:style-name="Standard"/>
      <text:p text:style-name="Standard">Сами Вложения (содержимое загруженых файлов, далее контент Вложений) предлагается хранить на файловой системе.</text:p>
      <text:p text:style-name="Standard"/>
      <text:p text:style-name="P1">Хранение вложений</text:p>
      <text:p text:style-name="Standard"/>
      <text:p text:style-name="Standard">Для каждого типа доменного объекта создается соответсвующая таблица для Вложений, название которой указывается в конфигурации,</text:p>
      <text:p text:style-name="Standard">с полями</text:p>
      <text:p text:style-name="Standard"><text:span text:style-name="Основной_20_шрифт_20_абзаца"><text:span text:style-name="T34">id</text:span></text:span>,</text:p>
      <text:p text:style-name="Standard"><text:soft-page-break/><text:span text:style-name="Основной_20_шрифт_20_абзаца"><text:span text:style-name="T34">name</text:span></text:span>, – первоначальное имя атачмента</text:p>
      <text:p text:style-name="Standard"><text:span text:style-name="Основной_20_шрифт_20_абзаца"><text:span text:style-name="T34">path</text:span></text:span>, – <text:span text:style-name="T45">относительный</text:span> путь к атачменту. Путь указывается относительно корневой директории хранения, которая настраивается в конфигурации.</text:p>
      <text:p text:style-name="P4">mimeType, - <text:span text:style-name="T44">mime </text:span><text:span text:style-name="T46">тип атачмента</text:span></text:p>
      <text:p text:style-name="Standard"><text:span text:style-name="Основной_20_шрифт_20_абзаца"><text:span text:style-name="T34">parent</text:span></text:span> – уникальный идентификатор доменного объекта, для которого загружен атачмент. Ссылается на поле <text:span text:style-name="Основной_20_шрифт_20_абзаца"><text:span text:style-name="T33">id</text:span></text:span> соответсвующей таблицы доменного объекта.</text:p>
      <text:p text:style-name="Standard"/>
      <text:p text:style-name="P1">Сервисы</text:p>
      <text:p text:style-name="Standard"/>
      <text:p text:style-name="Standard">Сервис для работы с <text:s/>доменными объектами Вложение и их контентом <text:span text:style-name="Основной_20_шрифт_20_абзаца"><text:span text:style-name="T14">AttachmentService</text:span></text:span>.</text:p>
      <text:p text:style-name="P7">Этот сервис предоставляет <text:span text:style-name="T33">Public API </text:span>для работы с Вложениями.</text:p>
      <text:p text:style-name="Standard">С <text:span text:style-name="T45">ДО <text:s/>Вложения можно работать, как с обычными <text:s/></text:span>ДО объектами, <text:s/><text:span text:style-name="T45">используя</text:span> <text:span text:style-name="T33">CrudService. </text:span><text:span text:style-name="T45">Например, для поиска ДО Вложений по идентификатору и др.</text:span><text:span text:style-name="T33"> <text:s/></text:span></text:p>
      <text:p text:style-name="Standard"><text:span text:style-name="T33">Н</text:span><text:span text:style-name="T45">о все специфические операции работы с Вложениями вынесены в </text:span><text:span text:style-name="Основной_20_шрифт_20_абзаца"><text:span text:style-name="T14">AttachmentService.</text:span></text:span></text:p>
      <text:p text:style-name="P3"/>
      <text:p text:style-name="P2">/**</text:p>
      <text:p text:style-name="P10"><text:s/>* <text:span text:style-name="T53">Работа</text:span> с <text:span text:style-name="T53">доменными</text:span> <text:span text:style-name="T53">объектами</text:span> <text:span text:style-name="T53">Вложения</text:span>. <text:span text:style-name="T53">Вынесен</text:span> в <text:span text:style-name="T53">отдельный</text:span> <text:span text:style-name="T53">сервис</text:span>, <text:span text:style-name="T53">так</text:span> <text:span text:style-name="T53">как</text:span> <text:span text:style-name="T53">нужны</text:span> <text:span text:style-name="T53">функции</text:span> <text:span text:style-name="T53">работы</text:span> с <text:span text:style-name="T53">контентом</text:span> <text:span text:style-name="T53">Вложений</text:span>.</text:p>
      <text:p text:style-name="P8"><text:span text:style-name="T40"><text:s/>* </text:span><text:span text:style-name="T42">@author</text:span><text:span text:style-name="T40"> </text:span><text:span text:style-name="T41">atsvetkov</text:span></text:p>
      <text:p text:style-name="P10"><text:s/>*</text:p>
      <text:p text:style-name="P10"><text:s/>*/</text:p>
      <text:p text:style-name="P8"><text:span text:style-name="T43">public</text:span><text:span text:style-name="T5"> </text:span><text:span text:style-name="T43">interface</text:span><text:span text:style-name="T5"> AttachmentService { <text:s text:c="4"/></text:span></text:p>
      <text:p text:style-name="P8"><text:span text:style-name="T5"><text:s text:c="5"/></text:span><text:span text:style-name="T40">/**</text:span></text:p>
      <text:p text:style-name="P10"><text:s text:c="5"/>* <text:span text:style-name="T53">Удаленный</text:span> <text:span text:style-name="T53">интерфейс</text:span> <text:span text:style-name="T53">для</text:span> EJB</text:p>
      <text:p text:style-name="P8"><text:span text:style-name="T40"><text:s text:c="5"/>* </text:span><text:span text:style-name="T42">@author</text:span><text:span text:style-name="T40"> </text:span><text:span text:style-name="T41">atsvetkov</text:span></text:p>
      <text:p text:style-name="P10"><text:s text:c="5"/>*</text:p>
      <text:p text:style-name="P10"><text:s text:c="5"/>*/</text:p>
      <text:p text:style-name="P8"><text:span text:style-name="T5"><text:s text:c="4"/></text:span><text:span text:style-name="T43">public</text:span><text:span text:style-name="T5"> </text:span><text:span text:style-name="T43">interface</text:span><text:span text:style-name="T5"> Remote </text:span><text:span text:style-name="T43">extends</text:span><text:span text:style-name="T5"> AttachmentService {</text:span></text:p>
      <text:p text:style-name="P11"><text:s text:c="4"/>}</text:p>
      <text:p text:style-name="P11"/>
      <text:p text:style-name="P11"><text:s text:c="3"/></text:p>
      <text:p text:style-name="P8"><text:span text:style-name="T5"><text:s text:c="4"/></text:span><text:span text:style-name="T40">/**</text:span></text:p>
      <text:p text:style-name="P10"><text:s text:c="5"/>* <text:span text:style-name="T53">Создает</text:span> <text:span text:style-name="T53">доменный</text:span> <text:span text:style-name="T53">объект</text:span> (ДО) <text:span text:style-name="T53">Вложение</text:span> <text:span text:style-name="T53">на</text:span> <text:span text:style-name="T53">основе</text:span> <text:span text:style-name="T53">его</text:span> <text:span text:style-name="T53">типа</text:span>, <text:span text:style-name="T53">не</text:span> <text:span text:style-name="T53">сохраняя</text:span> <text:span text:style-name="T53">его</text:span> в СУБД.</text:p>
      <text:p text:style-name="P8"><text:span text:style-name="T40"><text:s text:c="5"/>* </text:span><text:span text:style-name="T42">@param</text:span><text:span text:style-name="T40"> domainObjectType </text:span><text:span text:style-name="T41">тип</text:span><text:span text:style-name="T40"> ДО, </text:span><text:span text:style-name="T41">для</text:span><text:span text:style-name="T40"> </text:span><text:span text:style-name="T41">которого</text:span><text:span text:style-name="T40"> </text:span><text:span text:style-name="T41">создается</text:span><text:span text:style-name="T40"> ДО </text:span><text:span text:style-name="T41">Вложение</text:span><text:span text:style-name="T40">.</text:span></text:p>
      <text:p text:style-name="P8"><text:span text:style-name="T40"><text:s text:c="5"/>* </text:span><text:span text:style-name="T42">@return</text:span><text:span text:style-name="T40"> </text:span><text:span text:style-name="T41">пустой</text:span><text:span text:style-name="T40"> ДО </text:span><text:span text:style-name="T41">Вложение</text:span></text:p>
      <text:p text:style-name="P10"><text:s text:c="5"/>*/</text:p>
      <text:p text:style-name="P11"><text:s text:c="4"/>DomainObject createAttachmentDomainObjectFor(String domainObjectType);</text:p>
      <text:p text:style-name="P11"><text:s text:c="4"/></text:p>
      <text:p text:style-name="P8"><text:span text:style-name="T5"><text:s/></text:span><text:span text:style-name="T40">/**</text:span></text:p>
      <text:p text:style-name="P10"><text:s text:c="5"/>* <text:span text:style-name="T53">Сохраняет</text:span> <text:span text:style-name="T53">доменный</text:span> <text:span text:style-name="T53">объект</text:span> <text:span text:style-name="T53">Вложение</text:span> и <text:span text:style-name="T53">его</text:span> <text:span text:style-name="T53">контент</text:span>. <text:span text:style-name="T53">Если</text:span> id ДО <text:span text:style-name="T53">Вложение</text:span> <text:span text:style-name="T53">пустое</text:span>, <text:span text:style-name="T53">то</text:span> <text:span text:style-name="T53">создает</text:span> <text:span text:style-name="T53">новый</text:span> <text:span text:style-name="T53">объект</text:span>. <text:span text:style-name="T53">Иначе</text:span>,</text:p>
      <text:p text:style-name="P10"><text:s text:c="5"/>* <text:span text:style-name="T53">замещает</text:span> <text:span text:style-name="T53">файл</text:span> <text:span text:style-name="T53">вложения</text:span> <text:span text:style-name="T53">для</text:span> <text:span text:style-name="T53">существующего</text:span> ДО <text:span text:style-name="T53">Вложение</text:span>.</text:p>
      <text:p text:style-name="P8"><text:span text:style-name="T40"><text:s text:c="5"/>* </text:span><text:span text:style-name="T42">@param</text:span><text:span text:style-name="T40"> inputStream </text:span><text:span text:style-name="T41">обертка</text:span><text:span text:style-name="T40"> </text:span><text:span text:style-name="T41">для</text:span><text:span text:style-name="T40"> </text:span><text:span text:style-name="T41">для</text:span><text:span text:style-name="T40"> java.io.InputStream, </text:span><text:span text:style-name="T41">используется</text:span><text:span text:style-name="T40"> </text:span><text:span text:style-name="T41">для</text:span><text:span text:style-name="T40"> </text:span><text:span text:style-name="T41">перемещения</text:span><text:span text:style-name="T40"> </text:span><text:span text:style-name="T41">файлов</text:span><text:span text:style-name="T40"> в </text:span><text:span text:style-name="T41">потоке</text:span><text:span text:style-name="T40"> </text:span><text:span text:style-name="T41">по</text:span><text:span text:style-name="T40"> </text:span><text:span text:style-name="T41">сети</text:span></text:p>
      <text:p text:style-name="P8"><text:span text:style-name="T40"><text:s text:c="5"/>* </text:span><text:span text:style-name="T42">@param</text:span><text:span text:style-name="T40"> attachmentDomainObject </text:span><text:span text:style-name="T41">доменный</text:span><text:span text:style-name="T40"> </text:span><text:span text:style-name="T41">объект</text:span><text:span text:style-name="T40"> </text:span><text:span text:style-name="T41">Вложение</text:span></text:p>
      <text:p text:style-name="P10"><text:s text:c="5"/>*/</text:p>
      <text:p text:style-name="P11"><text:s text:c="4"/></text:p>
      <text:p text:style-name="P8"><text:span text:style-name="T5"><text:s text:c="4"/></text:span><text:span text:style-name="T43">void</text:span><text:span text:style-name="T5"> saveAttachment(RemoteInputStream <text:s/>inputStream, DomainObject attachmentDomainObject);</text:span></text:p>
      <text:p text:style-name="P8"/>
      <text:p text:style-name="P8"><text:span text:style-name="T5"><text:s text:c="4"/></text:span><text:span text:style-name="T40">/**</text:span></text:p>
      <text:p text:style-name="P10"><text:s text:c="5"/>* <text:span text:style-name="T53">Загружает</text:span> <text:span text:style-name="T53">контент</text:span> <text:span text:style-name="T53">для</text:span> <text:span text:style-name="T53">доменного</text:span> <text:span text:style-name="T53">объекта</text:span> <text:span text:style-name="T53">Вложение</text:span>.</text:p>
      <text:p text:style-name="P8"><text:span text:style-name="T40"><text:s text:c="5"/>* </text:span><text:span text:style-name="T42">@param</text:span><text:span text:style-name="T40"> attachmentDomainObject ДО </text:span><text:span text:style-name="T41">Вложение</text:span></text:p>
      <text:p text:style-name="P8"><text:span text:style-name="T40"><text:s text:c="5"/>* </text:span><text:span text:style-name="T42">@return</text:span><text:span text:style-name="T40"> </text:span><text:span text:style-name="T41">обертка</text:span><text:span text:style-name="T40"> </text:span><text:span text:style-name="T41">для</text:span><text:span text:style-name="T40"> </text:span><text:span text:style-name="T41">для</text:span><text:span text:style-name="T40"> java.io.InputStream, </text:span><text:span text:style-name="T41">используется</text:span><text:span text:style-name="T40"> </text:span><text:span text:style-name="T41">для</text:span><text:span text:style-name="T40"> </text:span><text:span text:style-name="T41">перемещения</text:span><text:span text:style-name="T40"> </text:span><text:span text:style-name="T41">файлов</text:span><text:span text:style-name="T40"> в </text:span><text:span text:style-name="T41">потоке</text:span><text:span text:style-name="T40"> </text:span><text:span text:style-name="T41">по</text:span><text:span text:style-name="T40"> </text:span><text:span text:style-name="T41">сети</text:span></text:p>
      <text:p text:style-name="P10"><text:s text:c="5"/>*/</text:p>
      <text:p text:style-name="P11"><text:s text:c="4"/></text:p>
      <text:p text:style-name="P11"><text:s text:c="4"/>RemoteInputStream loadAttachment(DomainObject attachmentDomainObject);</text:p>
      <text:p text:style-name="P8"><text:soft-page-break/><text:span text:style-name="T5"><text:s text:c="4"/></text:span><text:span text:style-name="T40">/**</text:span></text:p>
      <text:p text:style-name="P10"><text:s text:c="5"/>* <text:span text:style-name="T53">Удаление</text:span> ДО <text:span text:style-name="T53">Вложение</text:span> и <text:span text:style-name="T53">его</text:span> <text:span text:style-name="T53">контента</text:span>.</text:p>
      <text:p text:style-name="P8"><text:span text:style-name="T40"><text:s text:c="5"/>* </text:span><text:span text:style-name="T42">@param</text:span><text:span text:style-name="T40"> path id в БД </text:span><text:span text:style-name="T41">или</text:span><text:span text:style-name="T40"> </text:span><text:span text:style-name="T41">абсолютный</text:span><text:span text:style-name="T40"> </text:span><text:span text:style-name="T41">путь</text:span><text:span text:style-name="T40"> </text:span><text:span text:style-name="T41">на</text:span><text:span text:style-name="T40"> </text:span><text:span text:style-name="T41">жёстком</text:span><text:span text:style-name="T40"> </text:span><text:span text:style-name="T41">диске</text:span></text:p>
      <text:p text:style-name="P10"><text:s text:c="5"/>*/</text:p>
      <text:p text:style-name="P8"><text:span text:style-name="T5"><text:s text:c="4"/></text:span><text:span text:style-name="T43">void</text:span><text:span text:style-name="T5"> deleteAttachment(DomainObject attachmentDomainObject);</text:span></text:p>
      <text:p text:style-name="P11"/>
      <text:p text:style-name="P8"><text:span text:style-name="T5"><text:s text:c="4"/></text:span><text:span text:style-name="T40">/**</text:span></text:p>
      <text:p text:style-name="P10"><text:s text:c="5"/>* <text:span text:style-name="T53">Получает</text:span> <text:span text:style-name="T53">список</text:span> ДО <text:span text:style-name="T53">Вложений</text:span> <text:span text:style-name="T53">для</text:span> <text:span text:style-name="T53">переданного</text:span> ДО.</text:p>
      <text:p text:style-name="P8"><text:span text:style-name="T40"><text:s text:c="5"/>* </text:span><text:span text:style-name="T42">@param</text:span><text:span text:style-name="T40"> domainObject ДО, </text:span><text:span text:style-name="T41">для</text:span><text:span text:style-name="T40"> </text:span><text:span text:style-name="T41">которого</text:span><text:span text:style-name="T40"> находятся вложения</text:span></text:p>
      <text:p text:style-name="P8"><text:span text:style-name="T40"><text:s text:c="5"/>* </text:span><text:span text:style-name="T42">@return</text:span><text:span text:style-name="T40"> список ДО Вложений</text:span></text:p>
      <text:p text:style-name="P10"><text:s text:c="5"/>*/</text:p>
      <text:p text:style-name="P11"><text:s text:c="4"/>List&lt;DomainObject&gt; getAttachmentDomainObjectsFor(DomainObject domainObject);</text:p>
      <text:p text:style-name="P11">}</text:p>
      <text:p text:style-name="P11"/>
      <text:p text:style-name="P9"><text:span text:style-name="T26">Для передачи поток</text:span><text:span text:style-name="T19">ов</text:span><text:span text:style-name="T26"> по сети (в случае вызова данного сервиса как </text:span><text:span text:style-name="T23">remote </text:span><text:span text:style-name="T25">EJB</text:span><text:span text:style-name="T26">) используется библиотека </text:span><text:span text:style-name="T23">RMIIO (</text:span><text:a xlink:type="simple" xlink:href="http://openhms.sourceforge.net/rmiio/"><text:span text:style-name="T8">http://openhms.sourceforge.net/rmiio/</text:span></text:a><text:span text:style-name="T23">). <text:s/></text:span><text:span text:style-name="T19">Библиотека доступна в стандартном мавен репозитарии:</text:span></text:p>
      <text:p text:style-name="P13"/>
      <text:p text:style-name="P9"><text:a xlink:type="simple" xlink:href="http://repo1.maven.org/maven2/com/healthmarketscience/rmiio/rmiio/2.0.3/">http://repo1.maven.org/maven2/com/healthmarketscience/rmiio/rmiio/2.0.3/</text:a><text:span text:style-name="T19"> </text:span></text:p>
      <text:p text:style-name="P14"/>
      <text:p text:style-name="P8"><text:span text:style-name="T6"><text:s text:c="4"/></text:span><text:span text:style-name="T36">&lt;</text:span><text:span text:style-name="T52">dependency</text:span><text:span text:style-name="T36">&gt;</text:span></text:p>
      <text:p text:style-name="P8"><text:span text:style-name="T5"><text:s text:c="8"/></text:span><text:span text:style-name="T35">&lt;</text:span><text:span text:style-name="T48">groupId</text:span><text:span text:style-name="T35">&gt;</text:span><text:span text:style-name="T5">com.healthmarketscience.rmiio</text:span><text:span text:style-name="T35">&lt;/</text:span><text:span text:style-name="T48">groupId</text:span><text:span text:style-name="T35">&gt;</text:span></text:p>
      <text:p text:style-name="P8"><text:span text:style-name="T5"><text:s text:c="8"/></text:span><text:span text:style-name="T35">&lt;</text:span><text:span text:style-name="T48">artifactId</text:span><text:span text:style-name="T35">&gt;</text:span><text:span text:style-name="T31">rmiio</text:span><text:span text:style-name="T35">&lt;/</text:span><text:span text:style-name="T48">artifactId</text:span><text:span text:style-name="T35">&gt;</text:span></text:p>
      <text:p text:style-name="P8"><text:span text:style-name="T5"><text:s text:c="8"/></text:span><text:span text:style-name="T35">&lt;</text:span><text:span text:style-name="T48">version</text:span><text:span text:style-name="T35">&gt;</text:span><text:span text:style-name="T5">2.0.3</text:span><text:span text:style-name="T35">&lt;/</text:span><text:span text:style-name="T48">version</text:span><text:span text:style-name="T35">&gt;</text:span></text:p>
      <text:p text:style-name="P8"><text:span text:style-name="T5"><text:s text:c="4"/></text:span><text:span text:style-name="T35">&lt;/</text:span><text:span text:style-name="T48">dependency</text:span><text:span text:style-name="T35">&gt;</text:span></text:p>
      <text:p text:style-name="P14"/>
      <text:p text:style-name="P9"><text:span text:style-name="T19">Объект <text:s/>RemoteInputStream обертывает </text:span><text:span text:style-name="T23">java.io.InputStream </text:span><text:span text:style-name="T19">и выполняет передачу контента по сети по частям.</text:span></text:p>
      <text:p text:style-name="P13"/>
      <text:p text:style-name="P9"><text:span text:style-name="T19">Для работы непосредственно с контентом Вложений предлагается </text:span><text:span text:style-name="T25">Dao </text:span><text:span text:style-name="T19">сервис <text:s/></text:span><text:span text:style-name="T13">AttachmentContentDao</text:span><text:span text:style-name="T21">.</text:span></text:p>
      <text:p text:style-name="P13"/>
      <text:p text:style-name="P24">/**</text:p>
      <text:p text:style-name="P10"><text:s/>* <text:span text:style-name="T53">Предоставляет</text:span> <text:span text:style-name="T53">операции</text:span> <text:span text:style-name="T53">для</text:span> <text:span text:style-name="T53">сохранения</text:span>/<text:span text:style-name="T53">загрузки</text:span>/<text:span text:style-name="T53">удаления</text:span> <text:span text:style-name="T53">Вложений</text:span> <text:span text:style-name="T53">на</text:span> <text:span text:style-name="T53">файловой</text:span> <text:span text:style-name="T53">системе</text:span>.</text:p>
      <text:p text:style-name="P8"><text:span text:style-name="T40"><text:s/>* </text:span><text:span text:style-name="T42">@author</text:span><text:span text:style-name="T40"> </text:span><text:span text:style-name="T41">atsvetkov</text:span></text:p>
      <text:p text:style-name="P10"><text:s/>*</text:p>
      <text:p text:style-name="P10"><text:s/>*/</text:p>
      <text:p text:style-name="P8"><text:span text:style-name="T43">public</text:span><text:span text:style-name="T5"> </text:span><text:span text:style-name="T43">interface</text:span><text:span text:style-name="T5"> AttachmentContentDao {</text:span></text:p>
      <text:p text:style-name="P8"/>
      <text:p text:style-name="P8"><text:span text:style-name="T5"><text:s text:c="4"/></text:span><text:span text:style-name="T40">/**</text:span></text:p>
      <text:p text:style-name="P10"><text:s text:c="5"/>* <text:span text:style-name="T53">Сохраняет</text:span> <text:span text:style-name="T53">Вложение</text:span> в <text:span text:style-name="T53">хранилище</text:span> <text:span text:style-name="T53">на</text:span> <text:span text:style-name="T53">файловой</text:span> <text:span text:style-name="T53">системе</text:span>. <text:span text:style-name="T53">Путь</text:span> к <text:span text:style-name="T53">хранилищу</text:span> <text:span text:style-name="T53">указывается</text:span> в <text:span text:style-name="T53">настройках</text:span> <text:span text:style-name="T53">разворачивания</text:span> <text:span text:style-name="T53">приложения</text:span>.</text:p>
      <text:p text:style-name="P8"><text:span text:style-name="T40"><text:s text:c="5"/>* </text:span><text:span text:style-name="T42">@param</text:span><text:span text:style-name="T40"> inputStream </text:span><text:span text:style-name="T41">поток</text:span><text:span text:style-name="T40"> с </text:span><text:span text:style-name="T41">Вложением</text:span></text:p>
      <text:p text:style-name="P8"><text:span text:style-name="T40"><text:s text:c="5"/>* </text:span><text:span text:style-name="T42">@param</text:span><text:span text:style-name="T40"> attachmentDomainObject </text:span><text:span text:style-name="T41">доменный</text:span><text:span text:style-name="T40"> </text:span><text:span text:style-name="T41">объект</text:span><text:span text:style-name="T40"> </text:span><text:span text:style-name="T41">Вложение</text:span></text:p>
      <text:p text:style-name="P8"><text:span text:style-name="T40"><text:s text:c="5"/>* </text:span><text:span text:style-name="T42">@return</text:span><text:span text:style-name="T40"> </text:span><text:span text:style-name="T41">относительный</text:span><text:span text:style-name="T40"> </text:span><text:span text:style-name="T41">путь</text:span><text:span text:style-name="T40"> к </text:span><text:span text:style-name="T41">сохраненному</text:span><text:span text:style-name="T40"> </text:span><text:span text:style-name="T41">Вложению</text:span></text:p>
      <text:p text:style-name="P8"><text:span text:style-name="T40"><text:s text:c="5"/>*/</text:span><text:span text:style-name="T5"> <text:s text:c="3"/></text:span></text:p>
      <text:p text:style-name="P11"><text:s text:c="4"/>String saveContent(InputStream <text:s/>inputStream);</text:p>
      <text:p text:style-name="P8"/>
      <text:p text:style-name="P8"><text:span text:style-name="T5"><text:s text:c="4"/></text:span><text:span text:style-name="T40">/**</text:span></text:p>
      <text:p text:style-name="P10"><text:s text:c="5"/>* <text:span text:style-name="T53">Загружает</text:span> <text:span text:style-name="T53">Вложение</text:span> <text:span text:style-name="T53">по</text:span> <text:span text:style-name="T53">относительному</text:span> <text:span text:style-name="T53">пути</text:span> в <text:span text:style-name="T53">хранилище</text:span>.</text:p>
      <text:p text:style-name="P8"><text:span text:style-name="T40"><text:s text:c="5"/>* </text:span><text:span text:style-name="T42">@param</text:span><text:span text:style-name="T40"> domainObject ДО </text:span><text:span text:style-name="T41">Вложение</text:span></text:p>
      <text:p text:style-name="P8"><text:span text:style-name="T40"><text:s text:c="5"/>* </text:span><text:span text:style-name="T42">@return</text:span><text:span text:style-name="T40"> </text:span><text:span text:style-name="T41">поток</text:span><text:span text:style-name="T40"> с </text:span><text:span text:style-name="T41">Вложением</text:span></text:p>
      <text:p text:style-name="P8"><text:span text:style-name="T40"><text:s text:c="5"/>*/</text:span><text:span text:style-name="T5"> <text:s text:c="3"/></text:span></text:p>
      <text:p text:style-name="P11"><text:s text:c="4"/>InputStream loadContent(DomainObject domainObject);</text:p>
      <text:p text:style-name="P8"/>
      <text:p text:style-name="P8"><text:span text:style-name="T5"><text:s text:c="4"/></text:span><text:span text:style-name="T40">/**</text:span></text:p>
      <text:p text:style-name="P10"><text:s text:c="5"/>* <text:span text:style-name="T53">Удаление</text:span> <text:span text:style-name="T53">Вложения</text:span> <text:span text:style-name="T53">по</text:span> <text:span text:style-name="T53">относительному</text:span> <text:span text:style-name="T53">пути</text:span> в <text:span text:style-name="T53">хранилище</text:span>.</text:p>
      <text:p text:style-name="P8"><text:span text:style-name="T40"><text:s text:c="5"/>* </text:span><text:span text:style-name="T42">@param</text:span><text:span text:style-name="T40"> domainObject ДО </text:span><text:span text:style-name="T41">Вложение</text:span></text:p>
      <text:p text:style-name="P10"><text:soft-page-break/><text:s text:c="5"/>*/</text:p>
      <text:p text:style-name="P8"><text:span text:style-name="T5"><text:s text:c="4"/></text:span><text:span text:style-name="T43">void</text:span><text:span text:style-name="T5"> deleteContent(DomainObject domainObject);</text:span></text:p>
      <text:p text:style-name="P8"/>
      <text:p text:style-name="P11">}</text:p>
      <text:p text:style-name="P11"/>
      <text:p text:style-name="P9"><text:span text:style-name="T19">Замечу, что этот сервис использует уже обычный </text:span><text:span text:style-name="T12">java.io.InputStream</text:span><text:span text:style-name="T19"> для передачи контента Вложений, т. к. предполагается, что он будет находится на одном сервере с вызывающим его </text:span><text:span text:style-name="T23">EJB.</text:span></text:p>
      <text:p text:style-name="P9"><text:span text:style-name="Основной_20_шрифт_20_абзаца"><text:span text:style-name="T22"/></text:span></text:p>
      <text:p text:style-name="P17"><text:span text:style-name="T23"><text:s/></text:span><text:span text:style-name="T20">Реализация сервиса </text:span></text:p>
      <text:p text:style-name="Standard">Реализация сервиса <text:s/>будет выполнена в виде <text:span text:style-name="T33">EJB</text:span> <text:s/>- <text:span text:style-name="Основной_20_шрифт_20_абзаца"><text:span text:style-name="T11">AttachmentServiceImpl</text:span></text:span></text:p>
      <text:p text:style-name="P15"><text:span text:style-name="Основной_20_шрифт_20_абзаца"><text:span text:style-name="T11"/></text:span></text:p>
      <text:p text:style-name="P9"><text:span text:style-name="T19">Функции работы с ДО Вложения должны быть делегированы </text:span><text:span text:style-name="T15">DomainObjectDao</text:span><text:span text:style-name="T19"> </text:span></text:p>
      <text:p text:style-name="P15"><text:span text:style-name="Основной_20_шрифт_20_абзаца"><text:span text:style-name="T27">а функции работы с файлами Вложений — </text:span></text:span><text:span text:style-name="Основной_20_шрифт_20_абзаца"><text:span text:style-name="T17">AttachmentContentDao</text:span></text:span><text:span text:style-name="Основной_20_шрифт_20_абзаца"><text:span text:style-name="T16">.</text:span></text:span></text:p>
      <text:p text:style-name="P16"><text:span text:style-name="Основной_20_шрифт_20_абзаца"><text:span text:style-name="T28"/></text:span></text:p>
      <text:p text:style-name="P15"><text:span text:style-name="T32">Реализация метода <text:s/>saveAttachment будет сохранять контент Вложения, сохранять </text:span><text:span text:style-name="T30">доменный объект Вложение. В случае отката транзакции нужно удалять сохраненный контент вложения на файловой системе. Т.е. этот случай нужно отдельно обрабатывать. </text:span></text:p>
      <text:p text:style-name="P11"/>
      <text:p text:style-name="Standard"><text:span text:style-name="Основной_20_шрифт_20_абзаца"><text:span text:style-name="T18">Так как операция загрузки файла может быть небыстрой (зависит от пропускной способности сети и размера файла), то нужно предотвратить возможность изменеия Вложения, которое в данный момент скачивается другим пользователем.</text:span></text:span></text:p>
      <text:p text:style-name="Standard"><text:span text:style-name="Основной_20_шрифт_20_абзаца"><text:span text:style-name="T18">Поэтому предлагается следующая логика работы с файлами Вложений.</text:span></text:span></text:p>
      <text:p text:style-name="Standard"><text:span text:style-name="Основной_20_шрифт_20_абзаца"><text:span text:style-name="T18"/></text:span></text:p>
      <text:p text:style-name="P11"><text:span text:style-name="Основной_20_шрифт_20_абзаца"><text:span text:style-name="T54">При апдейте существующего вложения создается новый файл в хранилище.</text:span></text:span></text:p>
      <text:p text:style-name="P11"><text:span text:style-name="Основной_20_шрифт_20_абзаца"><text:span text:style-name="T54">В пределах транзакции будет вестись журнал созданных файлов и файлов, которые следует удалить по успешному завершению транзакции.</text:span></text:span></text:p>
      <text:p text:style-name="P11"><text:span text:style-name="Основной_20_шрифт_20_абзаца"><text:span text:style-name="T54">При откате транзакции новые созданные файлы должны быть удалены, а старые нетронуты.</text:span></text:span></text:p>
      <text:p text:style-name="P11"><text:span text:style-name="Основной_20_шрифт_20_абзаца"><text:span text:style-name="T54">При успешном выполнении транзакции старые файлы, вместо которых были созданы новые, удаляются.</text:span></text:span></text:p>
      <text:p text:style-name="P11"><text:span text:style-name="Основной_20_шрифт_20_абзаца"><text:span text:style-name="T54">Реализация перехватчика конца транзакции и журнала файлов на удаление будет выполнена <text:s text:c="2"/>в рамках другой задачи (https://jira.inttrust.ru:8443/browse/CMFIVE-4)</text:span></text:span></text:p>
      <text:p text:style-name="P11"><text:span text:style-name="Основной_20_шрифт_20_абзаца"><text:span text:style-name="T54"/></text:span></text:p>
      <text:p text:style-name="P11"><text:span text:style-name="Основной_20_шрифт_20_абзаца"><text:span text:style-name="T54">Если удалить старый файл не удастся (т. к. он в данный момент читается другим пользователем), то этот файл так и останнется не удаленным, причем ссылка на него в доменном объектке пропадет. Для удаления таких файлов можно создать фоновую периодическую задачу.</text:span></text:span></text:p>
      <text:p text:style-name="P11"/>
      <text:p text:style-name="Standard"><text:span text:style-name="Основной_20_шрифт_20_абзаца"><text:span text:style-name="T29">Директория, куда будут сохраняться вложения, настраивается в конфигурационном фале </text:span></text:span><text:span text:style-name="Основной_20_шрифт_20_абзаца"><text:span text:style-name="T7">deploy.properties. </text:span></text:span><text:span text:style-name="Основной_20_шрифт_20_абзаца"><text:span text:style-name="T29">В этой корневой директории вложения будут группирваться по подпапкам год/месяц/день. Эта структура папок нужна, чтобы ускорить чтение/запись фалов на файловой системе. (Сейчас конфигурационные параметры специфичные для окружения приложения</text:span></text:span><text:span text:style-name="Основной_20_шрифт_20_абзаца"><text:span text:style-name="T7"> </text:span></text:span><text:span text:style-name="Основной_20_шрифт_20_абзаца"><text:span text:style-name="T29">хранятся в файле </text:span></text:span><text:span text:style-name="Основной_20_шрифт_20_абзаца"><text:span text:style-name="T7">build.properties. </text:span></text:span><text:span text:style-name="Основной_20_шрифт_20_абзаца"><text:span text:style-name="T29">Этот файл нужно переименовать в </text:span></text:span><text:span text:style-name="Основной_20_шрифт_20_абзаца"><text:span text:style-name="T7">deploy.properties</text:span></text:span><text:span text:style-name="Основной_20_шрифт_20_абзаца"><text:span text:style-name="T29">).</text:span></text:span></text:p>
      <text:p text:style-name="Standard"><text:span text:style-name="Основной_20_шрифт_20_абзаца"><text:span text:style-name="T29"/></text:span></text:p>
      <text:p text:style-name="Standard"><text:span text:style-name="Основной_20_шрифт_20_абзаца"><text:span text:style-name="T29">При сохранени Вложения оригинальное название файла будет сохраняться в ДО Вложение, но на фаловой системе сохраненный файл должен иметь уникальное закодированное имя. Предлагается <text:s/>использовать генератор </text:span></text:span><text:span text:style-name="Основной_20_шрифт_20_абзаца"><text:span text:style-name="T55">java.util.</text:span></text:span><text:span text:style-name="Основной_20_шрифт_20_абзаца"><text:span text:style-name="T24">UUID.</text:span></text:span><text:span text:style-name="Основной_20_шрифт_20_абзаца"><text:span text:style-name="T56">randomUUID()</text:span></text:span><text:span text:style-name="Основной_20_шрифт_20_абзаца"><text:span text:style-name="T24">.</text:span></text:span></text:p>
      <text:p text:style-name="P12"/>
      <text:p text:style-name="Standard"><text:span text:style-name="Основной_20_шрифт_20_абзаца"><text:span text:style-name="T7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1" svg:font-family="Consolas, Menlo, Monaco, 'Lucida Console', 'Liberation Mono', 'DejaVu Sans Mono', 'Bitstream Vera Sans Mono', 'Courier New', monospace, serif"/>
    <style:font-face style:name="Times New Roman1" svg:font-family="'Times New Roman'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1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font-size="10pt" style:font-size-asian="10pt" style:font-size-complex="9pt" fo:hyphenate="false" fo:hyphenation-remain-char-count="0" fo:hyphenation-push-char-count="0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size="9pt" style:font-size-asian="9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Andrey Tsvetkov</meta:initial-creator>
    <dc:creator>Andrey Tsvetkov</dc:creator>
    <meta:creation-date>2013-07-12T12:40:00Z</meta:creation-date>
    <dc:date>2013-07-18T18:18:48.97</dc:date>
    <meta:editing-cycles>41</meta:editing-cycles>
    <meta:editing-duration>P6DT14M1S</meta:editing-duration>
    <meta:document-statistic meta:table-count="0" meta:image-count="0" meta:object-count="0" meta:page-count="4" meta:paragraph-count="135" meta:word-count="1049" meta:character-count="8875"/>
    <meta:template xlink:type="simple" xlink:actuate="onRequest" xlink:title="" xlink:href="../../Users/atsvetkov/AppData/Local/Microsoft/Windows/Temporary%20Internet%20Files/Content.IE5/5IRUCX4Q/Работа%20с%20Вложениями%20-%20комменты.odt/Normal"/>
  </office:meta>
</office:document-meta>
</file>